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076d13" officeooo:paragraph-rsid="001e32be"/>
    </style:style>
    <style:style style:name="P2" style:family="paragraph" style:parent-style-name="Standard">
      <style:text-properties style:font-name="Courier 10 Pitch" officeooo:rsid="00076d13" officeooo:paragraph-rsid="001e32be"/>
    </style:style>
    <style:style style:name="P3" style:family="paragraph" style:parent-style-name="Standard">
      <style:text-properties style:font-name="Courier 10 Pitch" officeooo:rsid="000b5b64" officeooo:paragraph-rsid="001e32be"/>
    </style:style>
    <style:style style:name="P4" style:family="paragraph" style:parent-style-name="Standard">
      <style:text-properties style:font-name="Courier 10 Pitch" officeooo:rsid="0009a247" officeooo:paragraph-rsid="001e32be"/>
    </style:style>
    <style:style style:name="P5" style:family="paragraph" style:parent-style-name="Standard">
      <style:text-properties style:font-name="Courier 10 Pitch" officeooo:rsid="000be3f2" officeooo:paragraph-rsid="001e32be"/>
    </style:style>
    <style:style style:name="P6" style:family="paragraph" style:parent-style-name="Standard">
      <style:paragraph-properties>
        <style:tab-stops/>
      </style:paragraph-properties>
      <style:text-properties style:font-name="Courier 10 Pitch" officeooo:rsid="001e32be" officeooo:paragraph-rsid="001e32be"/>
    </style:style>
    <style:style style:name="P7" style:family="paragraph" style:parent-style-name="Standard">
      <style:paragraph-properties>
        <style:tab-stops/>
      </style:paragraph-properties>
      <style:text-properties style:font-name="Courier 10 Pitch" officeooo:rsid="001e32be" officeooo:paragraph-rsid="001f87a8"/>
    </style:style>
    <style:style style:name="P8" style:family="paragraph" style:parent-style-name="Standard">
      <style:text-properties style:font-name="Courier 10 Pitch" officeooo:rsid="001e32be" officeooo:paragraph-rsid="001e32be"/>
    </style:style>
    <style:style style:name="P9" style:family="paragraph" style:parent-style-name="Standard">
      <style:text-properties style:font-name="Courier 10 Pitch" officeooo:rsid="001f4799" officeooo:paragraph-rsid="001f4799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officeooo:rsid="001e32be" officeooo:paragraph-rsid="0021c191"/>
    </style:style>
    <style:style style:name="T1" style:family="text">
      <style:text-properties officeooo:rsid="000b5b64"/>
    </style:style>
    <style:style style:name="T2" style:family="text">
      <style:text-properties officeooo:rsid="0006b9b7"/>
    </style:style>
    <style:style style:name="T3" style:family="text">
      <style:text-properties officeooo:rsid="001e32be"/>
    </style:style>
    <style:style style:name="T4" style:family="text">
      <style:text-properties officeooo:rsid="001f4799"/>
    </style:style>
    <style:style style:name="T5" style:family="text">
      <style:text-properties officeooo:rsid="001f87a8"/>
    </style:style>
    <style:style style:name="T6" style:family="text">
      <style:text-properties officeooo:rsid="002331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unión: numero <text:span text:style-name="T3">5</text:span></text:p>
      <text:p text:style-name="P2"/>
      <text:p text:style-name="P2">Fecha: <text:span text:style-name="T1">18</text:span> de <text:span text:style-name="T2">Septiembre </text:span>del 2014 </text:p>
      <text:p text:style-name="P2"/>
      <text:p text:style-name="P2">Hora: <text:span text:style-name="T1">10</text:span>:00 <text:span text:style-name="T1">am</text:span> </text:p>
      <text:p text:style-name="P3"/>
      <text:p text:style-name="P2">Lugar: <text:span text:style-name="T1">Biblioteca FEI</text:span></text:p>
      <text:p text:style-name="P2"/>
      <text:p text:style-name="P4">Integrantes</text:p>
      <text:p text:style-name="P4">Guadalupe Y<text:span text:style-name="T3">áñ</text:span>ez Cosquilla</text:p>
      <text:p text:style-name="P5"><text:span text:style-name="T1">Alfredo Ramírez Anastacio</text:span> </text:p>
      <text:p text:style-name="P3">Rosa Adriana G<text:span text:style-name="T3">ó</text:span>mez Arcos</text:p>
      <text:p text:style-name="P3"/>
      <text:p text:style-name="P2">Objetivos de la reunión:</text:p>
      <text:p text:style-name="P8">Modificaciones de CU, Descripciones de CU y modificación <text:s/>de diagrama de las actividades en la aplicación gantter. Creación de las pruebas de CU.</text:p>
      <text:p text:style-name="P8"/>
      <text:p text:style-name="P3"/>
      <text:p text:style-name="P2">Puntos a Discutir:</text:p>
      <text:p text:style-name="P9">1.- Modificaciones CU </text:p>
      <text:p text:style-name="P9">2.-Pasar actividades a <text:s/>gantter </text:p>
      <text:p text:style-name="P9"><text:s/></text:p>
      <text:p text:style-name="P2">Acuerdos:</text:p>
      <text:p text:style-name="P8">Debemos concluir las pruebas de CU y modificación de los prototipos debido a los cambios <text:span text:style-name="T6">para entregar el día viernes 19/09/14</text:span>. </text:p>
      <text:p text:style-name="P1"/>
      <text:p text:style-name="P1"/>
      <text:p text:style-name="P1">Actividades:</text:p>
      <text:p text:style-name="P6">1.- Modificaciones a las actividades anteriores <text:span text:style-name="T4">Recursos: Guadalupe, Rosa Adriana</text:span></text:p>
      <text:p text:style-name="P6">2.-Pruebas de CU <text:span text:style-name="T5">Recursos: Guadalupe, Rosa Adriana </text:span></text:p>
      <text:p text:style-name="P1"/>
      <text:p text:style-name="P1"/>
      <text:p text:style-name="P1">Actividades a Elaborar: </text:p>
      <text:p text:style-name="P10">1.- Investigar sobre que <text:s/>metodología usar para el desarrollo de nuestro proyecto. <text:span text:style-name="T5">Recursos: Alfredo, Guadalupe, Rosa Adriana <text:s/>entrega el día viernes 26/09/14.</text:span></text:p>
      <text:p text:style-name="P6"/>
      <text:p text:style-name="P10">2.- Diagramas de Robustez <text:span text:style-name="T5">Recursos: Alfredo, Guadalupe, Rosa Adriana <text:s/>entrega el día viernes 26/09/14. </text:span><text:s/></text:p>
      <text:p text:style-name="P7"/>
      <text:p text:style-name="P10">3.- Diagramas de Dominio <text:s/><text:span text:style-name="T5">Recursos: Alfredo, Guadalupe, Rosa Adriana <text:s/>entrega el día viernes 26/09/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0:42:56.294443767</meta:creation-date>
    <dc:date>2014-09-22T20:08:58.029109643</dc:date>
    <meta:editing-duration>PT2M58S</meta:editing-duration>
    <meta:editing-cycles>6</meta:editing-cycles>
    <meta:generator>LibreOffice/4.2.6.3$Linux_x86 LibreOffice_project/420m0$Build-3</meta:generator>
    <meta:document-statistic meta:table-count="0" meta:image-count="0" meta:object-count="0" meta:page-count="1" meta:paragraph-count="23" meta:word-count="156" meta:character-count="1084" meta:non-whitespace-character-count="932"/>
  </office:meta>
</office:document-meta>
</file>